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4:07:2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"/>Practicing <text:span text:style-name="KeywordTok">foreach</text:span> Loop<text:bookmark-end text:name="practicing-foreach-loop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<text:span text:style-name="KeywordTok">foreach</text:span> statement? Why?</text:p>
      <text:p text:style-name="P7">double [] numbers = {1.2, 4.3, 5.7, 11, -3.13, 1.7};</text:p>
      <text:p text:style-name="P8"/>
      <text:p text:style-name="P9">for(int i = 0; i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<text:span text:style-name="KeywordTok">foreach</text:span> statement? Why?</text:p>
      <text:p text:style-name="P14">double [] numbers = {1.2, 4.3, 5.7, 11, -3.13, 1.7};</text:p>
      <text:p text:style-name="P15"/>
      <text:p text:style-name="P16">for(int i = 0; i&lt; numbers.Length - 1; i++)</text:p>
      <text:p text:style-name="P17">{ <text:s text:c="2"/></text:p>
      <text:p text:style-name="P18"><text:s text:c="4"/>Console.WriteLine((numbers[i] + numbers[i+1] )/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</text:p>
        </text:list-item>
        <text:list-item>
          <text:p text:style-name="P20">Can you think of any loops that can be implemented with <text:span text:style-name="T1">for</text:span> but not with <text:span text:style-name="T1">foreach</text:span>?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the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foreach loop that displays all books.</text:p>
        </text:list-item>
        <text:list-item>
          <text:p text:style-name="P22">Add statements where you ask the user to enter a year, then modify the foreach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0:07:36Z</meta:creation-date>
    <dc:date>2021-06-30T20:07:36Z</dc:date>
    <meta:user-defined meta:name="date" meta:value-type="string">June  30, 2021 (04:07:2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